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weight="bold" officeooo:rsid="002defb5" officeooo:paragraph-rsid="002defb5" style:font-weight-asian="bold" style:font-weight-complex="bold"/>
    </style:style>
    <style:style style:name="P2" style:family="paragraph" style:parent-style-name="Title">
      <style:text-properties officeooo:rsid="002defb5" officeooo:paragraph-rsid="002defb5"/>
    </style:style>
    <style:style style:name="P3" style:family="paragraph" style:parent-style-name="Text_20_body">
      <style:paragraph-properties fo:text-align="justify" style:justify-single-word="false"/>
      <style:text-properties fo:font-weight="bold" officeooo:rsid="00b50b30" officeooo:paragraph-rsid="00b50b30" style:font-weight-asian="bold" style:font-weight-complex="bold"/>
    </style:style>
    <style:style style:name="P4" style:family="paragraph" style:parent-style-name="Text_20_body">
      <style:paragraph-properties fo:text-align="justify" style:justify-single-word="false"/>
      <style:text-properties fo:font-weight="bold" officeooo:rsid="002defb5" officeooo:paragraph-rsid="002defb5" style:font-weight-asian="bold" style:font-weight-complex="bold"/>
    </style:style>
    <style:style style:name="P5" style:family="paragraph" style:parent-style-name="Text_20_body">
      <style:paragraph-properties fo:text-align="justify" style:justify-single-word="false"/>
      <style:text-properties fo:font-weight="bold" officeooo:rsid="003e0f35" officeooo:paragraph-rsid="00b71016" style:font-weight-asian="bold" style:font-weight-complex="bold"/>
    </style:style>
    <style:style style:name="P6" style:family="paragraph" style:parent-style-name="Text_20_body">
      <style:paragraph-properties fo:text-align="justify" style:justify-single-word="false"/>
      <style:text-properties officeooo:paragraph-rsid="001b0525"/>
    </style:style>
    <style:style style:name="P7" style:family="paragraph" style:parent-style-name="Text_20_body">
      <style:paragraph-properties fo:text-align="justify" style:justify-single-word="false"/>
      <style:text-properties officeooo:paragraph-rsid="0025beae"/>
    </style:style>
    <style:style style:name="P8" style:family="paragraph" style:parent-style-name="Text_20_body">
      <style:paragraph-properties fo:text-align="justify" style:justify-single-word="false"/>
      <style:text-properties officeooo:paragraph-rsid="003c570e"/>
    </style:style>
    <style:style style:name="P9" style:family="paragraph" style:parent-style-name="Text_20_body">
      <style:paragraph-properties fo:text-align="justify" style:justify-single-word="false"/>
      <style:text-properties officeooo:paragraph-rsid="0047f8f6"/>
    </style:style>
    <style:style style:name="P10" style:family="paragraph" style:parent-style-name="Text_20_body">
      <style:paragraph-properties fo:text-align="justify" style:justify-single-word="false"/>
      <style:text-properties officeooo:paragraph-rsid="00408022"/>
    </style:style>
    <style:style style:name="P11" style:family="paragraph" style:parent-style-name="Text_20_body">
      <style:paragraph-properties fo:text-align="justify" style:justify-single-word="false"/>
      <style:text-properties officeooo:paragraph-rsid="0051491e"/>
    </style:style>
    <style:style style:name="P12" style:family="paragraph" style:parent-style-name="Text_20_body">
      <style:paragraph-properties fo:text-align="justify" style:justify-single-word="false"/>
      <style:text-properties officeooo:paragraph-rsid="005a1d17"/>
    </style:style>
    <style:style style:name="P13" style:family="paragraph" style:parent-style-name="Text_20_body">
      <style:paragraph-properties fo:text-align="justify" style:justify-single-word="false"/>
      <style:text-properties officeooo:paragraph-rsid="005fe305"/>
    </style:style>
    <style:style style:name="P14" style:family="paragraph" style:parent-style-name="Text_20_body">
      <style:paragraph-properties fo:text-align="justify" style:justify-single-word="false"/>
      <style:text-properties officeooo:paragraph-rsid="006ad3eb"/>
    </style:style>
    <style:style style:name="P15" style:family="paragraph" style:parent-style-name="Text_20_body">
      <style:paragraph-properties fo:text-align="justify" style:justify-single-word="false"/>
      <style:text-properties officeooo:paragraph-rsid="009cc3bd"/>
    </style:style>
    <style:style style:name="P16" style:family="paragraph" style:parent-style-name="Text_20_body">
      <style:paragraph-properties fo:text-align="justify" style:justify-single-word="false"/>
      <style:text-properties officeooo:paragraph-rsid="00817141"/>
    </style:style>
    <style:style style:name="P17" style:family="paragraph" style:parent-style-name="Text_20_body">
      <style:paragraph-properties fo:text-align="justify" style:justify-single-word="false"/>
      <style:text-properties officeooo:paragraph-rsid="009f7b43"/>
    </style:style>
    <style:style style:name="P18" style:family="paragraph" style:parent-style-name="Text_20_body">
      <style:paragraph-properties fo:text-align="justify" style:justify-single-word="false"/>
      <style:text-properties officeooo:paragraph-rsid="00843433"/>
    </style:style>
    <style:style style:name="P19" style:family="paragraph" style:parent-style-name="Text_20_body">
      <style:paragraph-properties fo:text-align="justify" style:justify-single-word="false"/>
      <style:text-properties officeooo:paragraph-rsid="008848fa"/>
    </style:style>
    <style:style style:name="P20" style:family="paragraph" style:parent-style-name="Text_20_body">
      <style:paragraph-properties fo:text-align="justify" style:justify-single-word="false"/>
      <style:text-properties officeooo:paragraph-rsid="008925d6"/>
    </style:style>
    <style:style style:name="P21" style:family="paragraph" style:parent-style-name="Text_20_body">
      <style:paragraph-properties fo:text-align="justify" style:justify-single-word="false"/>
      <style:text-properties officeooo:paragraph-rsid="009e6492"/>
    </style:style>
    <style:style style:name="P22" style:family="paragraph" style:parent-style-name="Text_20_body">
      <style:paragraph-properties fo:text-align="justify" style:justify-single-word="false"/>
      <style:text-properties officeooo:paragraph-rsid="00b1db18"/>
    </style:style>
    <style:style style:name="P23" style:family="paragraph" style:parent-style-name="Text_20_body">
      <style:paragraph-properties fo:text-align="justify" style:justify-single-word="false"/>
      <style:text-properties fo:font-size="12pt" fo:font-weight="bold" officeooo:rsid="004b32be" officeooo:paragraph-rsid="0054def1" style:font-size-asian="10.5pt" style:font-weight-asian="bold" style:font-size-complex="12pt" style:font-weight-complex="bold"/>
    </style:style>
    <style:style style:name="P24" style:family="paragraph" style:parent-style-name="Text_20_body">
      <style:paragraph-properties fo:text-align="justify" style:justify-single-word="false"/>
      <style:text-properties officeooo:rsid="005e4187" officeooo:paragraph-rsid="005e4187"/>
    </style:style>
    <style:style style:name="P25" style:family="paragraph" style:parent-style-name="Text_20_body">
      <style:paragraph-properties fo:text-align="justify" style:justify-single-word="false"/>
      <style:text-properties officeooo:rsid="0014c1af" officeooo:paragraph-rsid="008f9fe3"/>
    </style:style>
    <style:style style:name="P26" style:family="paragraph" style:parent-style-name="Text_20_body">
      <style:paragraph-properties fo:text-align="justify" style:justify-single-word="false"/>
      <style:text-properties officeooo:rsid="0049052f" officeooo:paragraph-rsid="00b1db18"/>
    </style:style>
    <style:style style:name="P27" style:family="paragraph" style:parent-style-name="Text_20_body" style:list-style-name="L1">
      <style:paragraph-properties fo:text-align="justify" style:justify-single-word="false"/>
      <style:text-properties officeooo:paragraph-rsid="00b71016"/>
    </style:style>
    <style:style style:name="P28" style:family="paragraph" style:parent-style-name="Text_20_body" style:list-style-name="L1">
      <style:paragraph-properties fo:text-align="justify" style:justify-single-word="false"/>
      <style:text-properties fo:font-weight="bold" officeooo:rsid="00b604c2" officeooo:paragraph-rsid="00b71016" style:font-weight-asian="bold" style:font-weight-complex="bold"/>
    </style:style>
    <style:style style:name="P29" style:family="paragraph" style:parent-style-name="Heading_20_1">
      <style:paragraph-properties fo:text-align="justify" style:justify-single-word="false"/>
      <style:text-properties officeooo:rsid="001993ba" officeooo:paragraph-rsid="001993ba"/>
    </style:style>
    <style:style style:name="P30" style:family="paragraph" style:parent-style-name="Heading_20_1">
      <style:paragraph-properties fo:text-align="justify" style:justify-single-word="false"/>
      <style:text-properties officeooo:rsid="00200542" officeooo:paragraph-rsid="00200542"/>
    </style:style>
    <style:style style:name="P31" style:family="paragraph" style:parent-style-name="Heading_20_1">
      <style:paragraph-properties fo:text-align="justify" style:justify-single-word="false"/>
      <style:text-properties officeooo:rsid="0049052f" officeooo:paragraph-rsid="0054def1"/>
    </style:style>
    <style:style style:name="P32" style:family="paragraph" style:parent-style-name="Heading_20_1">
      <style:paragraph-properties fo:text-align="justify" style:justify-single-word="false"/>
      <style:text-properties officeooo:rsid="00408022" officeooo:paragraph-rsid="00408022"/>
    </style:style>
    <style:style style:name="P33" style:family="paragraph" style:parent-style-name="Heading_20_1">
      <style:paragraph-properties fo:text-align="justify" style:justify-single-word="false"/>
      <style:text-properties officeooo:rsid="0051491e" officeooo:paragraph-rsid="0051491e"/>
    </style:style>
    <style:style style:name="P34" style:family="paragraph" style:parent-style-name="Heading_20_1">
      <style:paragraph-properties fo:text-align="justify" style:justify-single-word="false"/>
      <style:text-properties officeooo:rsid="00566ada" officeooo:paragraph-rsid="00566ada"/>
    </style:style>
    <style:style style:name="P35" style:family="paragraph" style:parent-style-name="Heading_20_1">
      <style:paragraph-properties fo:text-align="justify" style:justify-single-word="false"/>
      <style:text-properties officeooo:rsid="0076bc65" officeooo:paragraph-rsid="0076bc65"/>
    </style:style>
    <style:style style:name="P36" style:family="paragraph" style:parent-style-name="Heading_20_1">
      <style:paragraph-properties fo:text-align="justify" style:justify-single-word="false"/>
      <style:text-properties officeooo:rsid="00826593" officeooo:paragraph-rsid="009cc3bd"/>
    </style:style>
    <style:style style:name="P37" style:family="paragraph" style:parent-style-name="Heading_20_1">
      <style:paragraph-properties fo:text-align="justify" style:justify-single-word="false"/>
      <style:text-properties officeooo:rsid="00817141" officeooo:paragraph-rsid="00817141"/>
    </style:style>
    <style:style style:name="P38" style:family="paragraph" style:parent-style-name="Heading_20_1">
      <style:paragraph-properties fo:text-align="justify" style:justify-single-word="false"/>
      <style:text-properties officeooo:rsid="008f9fe3" officeooo:paragraph-rsid="009f7b43"/>
    </style:style>
    <style:style style:name="P39" style:family="paragraph" style:parent-style-name="Heading_20_1">
      <style:paragraph-properties fo:text-align="justify" style:justify-single-word="false"/>
      <style:text-properties officeooo:rsid="00843433" officeooo:paragraph-rsid="00843433"/>
    </style:style>
    <style:style style:name="P40" style:family="paragraph" style:parent-style-name="Heading_20_1">
      <style:paragraph-properties fo:text-align="justify" style:justify-single-word="false"/>
      <style:text-properties officeooo:rsid="008848fa" officeooo:paragraph-rsid="008848fa"/>
    </style:style>
    <style:style style:name="P41" style:family="paragraph" style:parent-style-name="Heading_20_1">
      <style:paragraph-properties fo:text-align="justify" style:justify-single-word="false"/>
      <style:text-properties officeooo:rsid="008925d6" officeooo:paragraph-rsid="008925d6"/>
    </style:style>
    <style:style style:name="P42" style:family="paragraph" style:parent-style-name="Heading_20_1">
      <style:paragraph-properties fo:text-align="justify" style:justify-single-word="false"/>
      <style:text-properties officeooo:rsid="008a0248" officeooo:paragraph-rsid="009e6492"/>
    </style:style>
    <style:style style:name="P43" style:family="paragraph" style:parent-style-name="Heading_20_2">
      <style:paragraph-properties fo:text-align="justify" style:justify-single-word="false"/>
      <style:text-properties officeooo:rsid="001b0525" officeooo:paragraph-rsid="001b0525"/>
    </style:style>
    <style:style style:name="P44" style:family="paragraph" style:parent-style-name="Heading_20_2">
      <style:paragraph-properties fo:text-align="justify" style:justify-single-word="false"/>
      <style:text-properties officeooo:rsid="002246c3" officeooo:paragraph-rsid="002246c3"/>
    </style:style>
    <style:style style:name="P45" style:family="paragraph" style:parent-style-name="Heading_20_2">
      <style:paragraph-properties fo:text-align="justify" style:justify-single-word="false"/>
      <style:text-properties officeooo:rsid="0025beae" officeooo:paragraph-rsid="0025beae"/>
    </style:style>
    <style:style style:name="P46" style:family="paragraph" style:parent-style-name="Heading_20_2">
      <style:paragraph-properties fo:text-align="justify" style:justify-single-word="false"/>
      <style:text-properties officeooo:rsid="0033daca" officeooo:paragraph-rsid="0033daca"/>
    </style:style>
    <style:style style:name="P47" style:family="paragraph" style:parent-style-name="Heading_20_2">
      <style:paragraph-properties fo:text-align="justify" style:justify-single-word="false"/>
      <style:text-properties officeooo:rsid="00408022" officeooo:paragraph-rsid="00408022"/>
    </style:style>
    <style:style style:name="P48" style:family="paragraph" style:parent-style-name="Heading_20_2">
      <style:paragraph-properties fo:text-align="justify" style:justify-single-word="false"/>
      <style:text-properties officeooo:rsid="005a1d17" officeooo:paragraph-rsid="005a1d17"/>
    </style:style>
    <style:style style:name="P49" style:family="paragraph" style:parent-style-name="Heading_20_2">
      <style:paragraph-properties fo:text-align="justify" style:justify-single-word="false"/>
      <style:text-properties officeooo:rsid="005e4187" officeooo:paragraph-rsid="005e4187"/>
    </style:style>
    <style:style style:name="P50" style:family="paragraph" style:parent-style-name="Heading_20_2">
      <style:paragraph-properties fo:text-align="justify" style:justify-single-word="false"/>
      <style:text-properties officeooo:rsid="005fe305" officeooo:paragraph-rsid="005fe305"/>
    </style:style>
    <style:style style:name="P51" style:family="paragraph" style:parent-style-name="Heading_20_3">
      <style:paragraph-properties fo:text-align="justify" style:justify-single-word="false"/>
      <style:text-properties officeooo:rsid="00289444" officeooo:paragraph-rsid="00289444" fo:background-color="#ffffff"/>
    </style:style>
    <style:style style:name="P52" style:family="paragraph" style:parent-style-name="Heading_20_3">
      <style:paragraph-properties fo:text-align="justify" style:justify-single-word="false"/>
      <style:text-properties officeooo:rsid="003c570e" officeooo:paragraph-rsid="003c570e"/>
    </style:style>
    <style:style style:name="T1" style:family="text">
      <style:text-properties fo:font-weight="normal" style:font-weight-asian="normal" style:font-weight-complex="normal"/>
    </style:style>
    <style:style style:name="T2" style:family="text">
      <style:text-properties fo:font-weight="normal" officeooo:rsid="003e0f35" style:font-weight-asian="normal" style:font-weight-complex="normal"/>
    </style:style>
    <style:style style:name="T3" style:family="text">
      <style:text-properties fo:font-weight="normal" officeooo:rsid="00b604c2" style:font-weight-asian="normal" style:font-weight-complex="normal"/>
    </style:style>
    <style:style style:name="T4" style:family="text">
      <style:text-properties fo:font-weight="normal" fo:background-color="#fff200" loext:char-shading-value="0" style:font-weight-asian="normal" style:font-weight-complex="normal"/>
    </style:style>
    <style:style style:name="T5" style:family="text">
      <style:text-properties fo:font-weight="normal" officeooo:rsid="003e0f35" fo:background-color="#fff200" loext:char-shading-value="0" style:font-weight-asian="normal" style:font-weight-complex="normal"/>
    </style:style>
    <style:style style:name="T6" style:family="text">
      <style:text-properties officeooo:rsid="001b0525"/>
    </style:style>
    <style:style style:name="T7" style:family="text">
      <style:text-properties officeooo:rsid="001fa63b"/>
    </style:style>
    <style:style style:name="T8" style:family="text">
      <style:text-properties officeooo:rsid="002246c3"/>
    </style:style>
    <style:style style:name="T9" style:family="text">
      <style:text-properties officeooo:rsid="0025beae"/>
    </style:style>
    <style:style style:name="T10" style:family="text">
      <style:text-properties officeooo:rsid="00333941"/>
    </style:style>
    <style:style style:name="T11" style:family="text">
      <style:text-properties officeooo:rsid="00363aee"/>
    </style:style>
    <style:style style:name="T12" style:family="text">
      <style:text-properties officeooo:rsid="0040af45"/>
    </style:style>
    <style:style style:name="T13" style:family="text">
      <style:text-properties officeooo:rsid="00445745"/>
    </style:style>
    <style:style style:name="T14" style:family="text">
      <style:text-properties officeooo:rsid="0049052f"/>
    </style:style>
    <style:style style:name="T15" style:family="text">
      <style:text-properties officeooo:rsid="004e4862"/>
    </style:style>
    <style:style style:name="T16" style:family="text">
      <style:text-properties officeooo:rsid="005214b6"/>
    </style:style>
    <style:style style:name="T17" style:family="text">
      <style:text-properties officeooo:rsid="005a1d17"/>
    </style:style>
    <style:style style:name="T18" style:family="text">
      <style:text-properties officeooo:rsid="005fe305"/>
    </style:style>
    <style:style style:name="T19" style:family="text">
      <style:text-properties officeooo:rsid="0060f9ba"/>
    </style:style>
    <style:style style:name="T20" style:family="text">
      <style:text-properties officeooo:rsid="00697a0f"/>
    </style:style>
    <style:style style:name="T21" style:family="text">
      <style:text-properties officeooo:rsid="0070ca9e"/>
    </style:style>
    <style:style style:name="T22" style:family="text">
      <style:text-properties officeooo:rsid="0085e389"/>
    </style:style>
    <style:style style:name="T23" style:family="text">
      <style:text-properties officeooo:rsid="0086b03e"/>
    </style:style>
    <style:style style:name="T24" style:family="text">
      <style:text-properties officeooo:rsid="008848fa"/>
    </style:style>
    <style:style style:name="T25" style:family="text">
      <style:text-properties officeooo:rsid="008925d6"/>
    </style:style>
    <style:style style:name="T26" style:family="text">
      <style:text-properties officeooo:rsid="008a0248"/>
    </style:style>
    <style:style style:name="T27" style:family="text">
      <style:text-properties officeooo:rsid="008f9fe3"/>
    </style:style>
    <style:style style:name="T28" style:family="text">
      <style:text-properties fo:background-color="#fff200" loext:char-shading-value="0"/>
    </style:style>
    <style:style style:name="T29" style:family="text">
      <style:text-properties officeooo:rsid="00bd976c" fo:background-color="#fff200" loext:char-shading-value="0"/>
    </style:style>
    <style:style style:name="T30" style:family="text">
      <style:text-properties officeooo:rsid="00bd976c" fo:background-color="#fff200" loext:char-shading-value="0"/>
    </style:style>
    <style:style style:name="T31" style:family="text">
      <style:text-properties officeooo:rsid="00b436ba"/>
    </style:style>
    <style:style style:name="T32" style:family="text">
      <style:text-properties officeooo:rsid="00b71016"/>
    </style:style>
    <style:style style:name="T33" style:family="text">
      <style:text-properties officeooo:rsid="00ba2e95"/>
    </style:style>
    <style:style style:name="T34" style:family="text">
      <style:text-properties officeooo:rsid="00bd97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Projet :<text:span text:style-name="T1"> </text:span><text:span text:style-name="T4">XXX</text:span></text:p>
      <text:p text:style-name="P4">Annexe au contrat de réalisation du projet conclu entre l’ASBL CSLabs <text:span text:style-name="T30">(ou JEN Consult!)</text:span> et Mr/Mme/<text:span text:style-name="T33">l’entreprise</text:span> <text:span text:style-name="T28">XXX</text:span>.</text:p>
      <text:p text:style-name="P5">Personne<text:span text:style-name="T32">s</text:span> de contact :</text:p>
      <text:list xml:id="list3716414908" text:style-name="L1">
        <text:list-item>
          <text:p text:style-name="P27"><text:span text:style-name="T5">XXX</text:span><text:span text:style-name="T2"> (Project Manager </text:span><text:span text:style-name="T3">du CSLabs</text:span><text:span text:style-name="T2">),</text:span></text:p>
        </text:list-item>
        <text:list-item>
          <text:p text:style-name="P28"><text:span text:style-name="T5">XXX</text:span><text:span text:style-name="T1"> (Coordinateur du projet).</text:span></text:p>
        </text:list-item>
      </text:list>
      <text:h text:style-name="P29" text:outline-level="1">Contexte et objectifs du projet</text:h>
      <text:h text:style-name="P43" text:outline-level="2">Description de l’activité du client</text:h>
      <text:p text:style-name="Text_20_body">→<text:span text:style-name="T6"> qui est le client</text:span></text:p>
      <text:h text:style-name="P43" text:outline-level="2"><text:span text:style-name="T7">Description et o</text:span>bjectifs du projet</text:h>
      <text:p text:style-name="P6">→<text:span text:style-name="T7"> brève description du projet</text:span></text:p>
      <text:p text:style-name="P6">→<text:span text:style-name="T6"> à quoi le projet va-t-il servir pour le client : offrir un nouveau service ? Informer sur les services pour attirer plus de clients ? Mettre à jour un service existant ?</text:span></text:p>
      <text:h text:style-name="P30" text:outline-level="1">Parties prenantes</text:h>
      <text:h text:style-name="P44" text:outline-level="2">Les utilisateurs</text:h>
      <text:p text:style-name="P7">→<text:span text:style-name="T8"> L’utilisateur du produit final. Il peut y avoir différents types d’utilisateur (ex professionnel ou particulier, étudiant ou entreprise, …) , faire différentes sous-sections par type :</text:span></text:p>
      <text:h text:style-name="P51" text:outline-level="3">XXX</text:h>
      <text:p text:style-name="P7">→<text:span text:style-name="T9"> Description de ce type d’utilisateurs (restrictions possible : habite dans une certaine région/pays, exerce une certaine profession, a un certain objectif, a une certaine tranche d’age, …) et des objectifs qu’il a lorsqu’il utilise le produit.</text:span></text:p>
      <text:h text:style-name="P45" text:outline-level="2">Le client</text:h>
      <text:p text:style-name="P7">→<text:span text:style-name="T10"> Décrire globalement (sans aller dans le détail) l’interaction que le client doit pouvoir avoir avec le produit (ex ajouter/modifier/supprimer du contenu, visualiser des statistiques, recevoir des commandes, …).</text:span></text:p>
      <text:h text:style-name="P46" text:outline-level="2"><text:soft-page-break/>Autres acteurs</text:h>
      <text:h text:style-name="P52" text:outline-level="3">XXX</text:h>
      <text:p text:style-name="P8">→<text:span text:style-name="T11"> Le personnel du client  (ex un employé ajoute du contenu ou maintiens le produit, un autre utilise le produit pour travailler) ? Des partenaires du client ? Décrire globalement les interactions qu’ils peuvent avoir avec le produit.</text:span></text:p>
      <text:h text:style-name="P31" text:outline-level="1">Convention<text:span text:style-name="T31">s</text:span> de nommage</text:h>
      <text:p text:style-name="P22">→<text:span text:style-name="T14"> Définir le vocabulaire (et les acronymes/abréviations) utile au cahier des charges. Ex : définir utilisateur (éventuellement les différents types), ce qu’est un post/article, un événement, une page statique ou dynamique, … </text:span></text:p>
      <text:p text:style-name="P26">→ Définir exigence fonctionnelle et exigence non fonctionnelle ! (pour le contrat, voir article 4 nature des obligations).</text:p>
      <text:p text:style-name="P23">XXX<text:line-break/><text:span text:style-name="T1">Définition.</text:span></text:p>
      <text:h text:style-name="P32" text:outline-level="1">Contraintes</text:h>
      <text:h text:style-name="P47" text:outline-level="2">Contraintes du projet</text:h>
      <text:p text:style-name="P9">→<text:span text:style-name="T13"> Ex : l’application doit pouvoir être compatible avec tel produit, il doit être possible de pouvoir importer les données de tel produit dans l’application, il doit y avoir une version web et mobile, l’application doit offrir tel et tel service, l’application DOIT utiliser une certaine technologie (ex un site doit utiliser un certain CMS, pour pouvoir être intégré à un autre site). Pour chaque contrainte, la décrire et dire pourquoi il y a cette contrainte.</text:span></text:p>
      <text:p text:style-name="P9">→<text:span text:style-name="T15"> Ces contraintes sont fonctionnelles (ex : PAS de contraintes de performance, de sécurité, de fiabilité, … cela a plutôt sa place dans la section des contraintes non fonctionnelles).</text:span></text:p>
      <text:h text:style-name="P47" text:outline-level="2">Contraintes d’environnement</text:h>
      <text:p text:style-name="P10">→<text:span text:style-name="T12"> Ex : l’utilisateur doit avoir accès à internet, doit avoir IOS/android, doit avoir au moins windows7, au moins Xgo de RAM ou d’espace disque, … Pour chaque contrainte : la décrire et dire pourquoi il y a cette contrainte.</text:span></text:p>
      <text:h text:style-name="P33" text:outline-level="1">Faits et hypothèses</text:h>
      <text:p text:style-name="P11">→<text:span text:style-name="T16"> préciser certaines hypothèses que l’on fait sur les utilisateurs et certains faits importants concernant les utilisateurs et le domaine d’application du projet. Ex : ce type d’utilisateur est assez agé, attention à avoir une interface simple. </text:span></text:p>
      <text:h text:style-name="P34" text:outline-level="1"><text:soft-page-break/>Le cadre du <text:span text:style-name="T20">travail à réaliser</text:span></text:h>
      <text:h text:style-name="P48" text:outline-level="2">Situation actuelle</text:h>
      <text:p text:style-name="P12">→<text:span text:style-name="T17"> Décrire dans cette section les produits qui existent déjà, dans le cas où l’application remplace ou agrandit quelque chose d’existant (ex refaire un site web, améliorer une application). Et décrire si et comment ces produits seront utilisés.</text:span></text:p>
      <text:h text:style-name="P49" text:outline-level="2">Tâches à réaliser et division du travail</text:h>
      <text:p text:style-name="P24">→ Décrire dans les grandes lignes les étapes du projet (structure du projet, création d’un visuel, …) et les différents modules.</text:p>
      <text:h text:style-name="P50" text:outline-level="2">Calendrier</text:h>
      <text:p text:style-name="P13">→<text:span text:style-name="T18"> Définir les contraintes de délais (fixées par le client, si il y en a ! bien clarifier cela avec le client). et le calendrier général du projet</text:span></text:p>
      <text:p text:style-name="P13">→<text:span text:style-name="T19"> Attention à ne pas être trop ambitieux !</text:span></text:p>
      <text:h text:style-name="P35" text:outline-level="1"><text:span text:style-name="T31">C</text:span>as d’utilisation <text:span text:style-name="T31">et limites du produit</text:span></text:h>
      <text:p text:style-name="P14">→<text:span text:style-name="T21"> Faire la liste des use case selon le type d’utilisateur (éventuellement via un diagramme) : créer un compte, gérer ses données, ajouter un article, importer certaines données, liker un élément, … <text:s/>Et les décrire (quel est le résultat, comment réaliser la tâche, les éventuelles dépendances, d’éventuelles contraintes (ex cela doit être rapide à faire)). Cela revient donc à décrire les exigences fonctionnelles. Très important si les tâches que l’utilisateur/l’administrateur peuvent réaliser sont complexes !</text:span></text:p>
      <text:p text:style-name="P3">TODO :<text:span text:style-name="T1"> compléter les sous-sections de cette partie (sur base du cahier des charges du projet ATACAMA.</text:span></text:p>
      <text:h text:style-name="P36" text:outline-level="1">Exigences de performances</text:h>
      <text:p text:style-name="P15">→<text:span text:style-name="T23">contraintes au niveau de la vitesse/latence, fiabilité, disponibilité du produit, nombre d’utilisateurs +extensibilité (si plus d’utilisateurs à l’avenir)</text:span></text:p>
      <text:h text:style-name="P37" text:outline-level="1">Exigences d’utilisabilité</text:h>
      <text:p text:style-name="P16">→<text:span text:style-name="T22">contraintes au niveau de l’apparence (expérience utilisateur), la personnalisation et internationalisation (langue(s)), facilité d’apprentissage par l’utilisateur, accessibilité (accès pour des personnes handicapées).</text:span></text:p>
      <text:h text:style-name="P38" text:outline-level="1"><text:soft-page-break/>Aide pour l’utilisateur</text:h>
      <text:p text:style-name="P17">→<text:span text:style-name="T27"> FAQ ? Menu d’aide ?</text:span></text:p>
      <text:h text:style-name="P39" text:outline-level="1">Exigences de maintenance et de support</text:h>
      <text:p text:style-name="P18">→<text:span text:style-name="T24"> possibilités de maintenance, support en cas de problème.</text:span></text:p>
      <text:h text:style-name="P40" text:outline-level="1">Exigences de sécurité</text:h>
      <text:p text:style-name="P19">→<text:span text:style-name="T25"> accès aux différentes fonctionnalités, intégrité (où sont stockées les données), vie privée</text:span></text:p>
      <text:h text:style-name="P41" text:outline-level="1">Exigences de conformité</text:h>
      <text:p text:style-name="P20">→<text:span text:style-name="T25"> L’application doit respecter certains standards, les données un certain format, … </text:span></text:p>
      <text:h text:style-name="P42" text:outline-level="1">Risques</text:h>
      <text:p text:style-name="P21">→<text:span text:style-name="T26"> fonctionnalités qui ne seront peut être pas implémentables, risques non fonctionnels.</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1-18T15:00:29.752620837</dc:date>
    <meta:editing-duration>PT9H56M24S</meta:editing-duration>
    <meta:editing-cycles>136</meta:editing-cycles>
    <meta:document-statistic meta:table-count="0" meta:image-count="0" meta:object-count="0" meta:page-count="4" meta:paragraph-count="59" meta:word-count="832" meta:character-count="5305" meta:non-whitespace-character-count="4555"/>
  </office:meta>
</office:document-meta>
</file>